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698cm"/>
    </style:style>
    <style:style style:family="table-column" style:name="co2">
      <style:table-column-properties fo:break-before="auto" style:column-width="3.244cm"/>
    </style:style>
    <style:style style:family="table-column" style:name="co3">
      <style:table-column-properties fo:break-before="auto" style:column-width="4.027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1.453cm"/>
    </style:style>
    <style:style style:family="table-column" style:name="co6">
      <style:table-column-properties fo:break-before="auto" style:column-width="2.014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062cm"/>
    </style:style>
    <style:style style:family="table-column" style:name="co9">
      <style:table-column-properties fo:break-before="auto" style:column-width="1.774cm"/>
    </style:style>
    <style:style style:family="table-column" style:name="co10">
      <style:table-column-properties fo:break-before="auto" style:column-width="3.74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2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6"/>
        <table:table-column table:style-name="co5" table:default-cell-style-name="ce6" table:number-columns-repeated="7"/>
        <table:table-column table:style-name="co6" table:default-cell-style-name="ce6" table:number-columns-repeated="2"/>
        <table:table-column table:style-name="co7" table:default-cell-style-name="ce57"/>
        <table:table-column table:style-name="co8" table:default-cell-style-name="ce57" table:number-columns-repeated="5"/>
        <table:table-column table:style-name="co9" table:default-cell-style-name="Default" table:number-columns-repeated="1005"/>
        <table:table-row table:style-name="ro1">
          <table:table-cell ns41:value-type="string" table:style-name="TL Title" office:value-type="string">
            <text:p>PROVINCE DRENTHE - DERDE GEDEELTE <text:s/>- <text:s/>INDEELING DER BEVOLKING NAAR DEN OUDERDOM <text:s/>DE DREE STEDEN</text:p>
          </table:table-cell>
          <table:table-cell table:style-name="ce10"/>
          <table:table-cell table:style-name="ce19"/>
          <table:table-cell table:style-name="ce23"/>
          <table:table-cell table:style-name="ce25" table:number-columns-repeated="9"/>
          <table:table-cell table:style-name="ce52" table:number-columns-repeated="5"/>
          <table:table-cell table:style-name="ce63"/>
          <table:table-cell table:style-name="ce67" table:number-columns-repeated="31"/>
          <table:table-cell table:style-name="ce2" table:number-columns-repeated="974"/>
        </table:table-row>
        <table:table-row table:style-name="ro1">
          <table:table-cell table:style-name="ce2"/>
          <table:table-cell table:style-name="ce11" table:number-columns-repeated="12"/>
          <table:table-cell table:style-name="ce53" table:number-columns-repeated="6"/>
          <table:table-cell table:style-name="ce67" table:number-columns-repeated="31"/>
          <table:table-cell table:style-name="ce2" table:number-columns-repeated="97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</text:p>
          </table:table-cell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24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2"/>
          <table:covered-table-cell table:style-name="ce41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2"/>
          <table:covered-table-cell table:style-name="ce41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54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4"/>
          <table:covered-table-cell table:style-name="TL RowProperty" table:number-columns-repeated="2"/>
          <table:table-cell table:style-name="ce24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46"/>
          <table:covered-table-cell table:style-name="ce55"/>
          <table:covered-table-cell table:style-name="ce59"/>
          <table:covered-table-cell table:style-name="ce61" table:number-columns-repeated="3"/>
          <table:covered-table-cell table:style-name="ce65"/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4"/>
          <table:covered-table-cell table:style-name="TL RowProperty" table:number-columns-repeated="2"/>
          <table:table-cell table:style-name="ce24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46"/>
          <table:covered-table-cell table:style-name="ce55"/>
          <table:covered-table-cell table:style-name="ce59"/>
          <table:covered-table-cell table:style-name="ce61" table:number-columns-repeated="3"/>
          <table:covered-table-cell table:style-name="ce65"/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5"/>
          <table:covered-table-cell table:style-name="TL RowProperty" table:number-columns-repeated="2"/>
          <table:table-cell table:style-name="ce2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47"/>
          <table:covered-table-cell table:style-name="ce56"/>
          <table:covered-table-cell table:style-name="ce60"/>
          <table:covered-table-cell table:style-name="ce62" table:number-columns-repeated="3"/>
          <table:covered-table-cell table:style-name="ce66"/>
          <table:table-cell table:style-name="ce67" table:number-columns-repeated="31"/>
          <table:table-cell table:style-name="ce2"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2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31" office:value-type="float">
            <text:p>3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13" office:value-type="float">
            <text:p>3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96" office:value-type="float">
            <text:p>2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19" office:value-type="float">
            <text:p>3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05" office:value-type="float">
            <text:p>3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88" office:value-type="float">
            <text:p>2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3" office:value-type="float">
            <text:p>3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9" office:value-type="float">
            <text:p>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58" office:value-type="float">
            <text:p>2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76" office:value-type="float">
            <text:p>2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37" office:value-type="float">
            <text:p>2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36" office:value-type="float">
            <text:p>2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5" office:value-type="float">
            <text:p>1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6" office:value-type="float">
            <text:p>2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4" office:value-type="float">
            <text:p>1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8" office:value-type="float">
            <text:p>1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2" office:value-type="float">
            <text:p>1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ver te brengen</text:p>
          </table:table-cell>
          <table:table-cell table:style-name="TL RowHeader"/>
          <table:table-cell/>
          <table:table-cell ns41:value-type="float" table:style-name="TL Data" office:value="4084" office:value-type="float">
            <text:p>4,084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638" office:value-type="float">
            <text:p>5,638</text:p>
          </table:table-cell>
          <table:table-cell ns41:value-type="float" table:style-name="TL Data" office:value="4191" office:value-type="float">
            <text:p>4,191</text:p>
          </table:table-cell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935" office:value-type="float">
            <text:p>5,935</text:p>
          </table:table-cell>
          <table:table-cell ns41:value-type="float" table:style-name="TL Data" office:value="11573" office:value-type="float">
            <text:p>11,5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</text:p>
          </table:table-cell>
          <table:table-cell/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</text:p>
          </table:table-cell>
          <table:table-cell/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Onbekende ouderdom</text:p>
          </table:table-cell>
          <table:table-cell table:style-name="TL RowHeader"/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RIE STEDEN.</text:p>
          </table:table-cell>
          <table:table-cell ns41:value-type="string" table:style-name="TL RowHeader" office:value-type="string">
            <text:p>TOTAAL</text:p>
          </table:table-cell>
          <table:table-cell table:style-name="TL RowHeader"/>
          <table:table-cell/>
          <table:table-cell ns41:value-type="float" table:style-name="TL Data" office:value="4144" office:value-type="float">
            <text:p>4,144</text:p>
          </table:table-cell>
          <table:table-cell ns41:value-type="float" table:style-name="TL Data" office:value="2069" office:value-type="float">
            <text:p>2,06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492" office:value-type="float">
            <text:p>6,492</text:p>
          </table:table-cell>
          <table:table-cell ns41:value-type="float" table:style-name="TL Data" office:value="4267" office:value-type="float">
            <text:p>4,267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848" office:value-type="float">
            <text:p>6,848</text:p>
          </table:table-cell>
          <table:table-cell ns41:value-type="float" table:style-name="TL Data" office:value="13340" office:value-type="float">
            <text:p>13,3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table:style-name="TL Data" table:number-columns-repeated="2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81" office:value-type="float">
            <text:p>881</text:p>
          </table:table-cell>
          <table:table-cell table:style-name="TL Data" table:number-columns-repeated="2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814" office:value-type="float">
            <text:p>1,8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</text:p>
          </table:table-cell>
          <table:table-cell/>
          <table:table-cell ns41:value-type="float" table:style-name="TL Data" office:value="842" office:value-type="float">
            <text:p>842</text:p>
          </table:table-cell>
          <table:table-cell table:style-name="TL Data" table:number-columns-repeated="2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70" office:value-type="float">
            <text:p>770</text:p>
          </table:table-cell>
          <table:table-cell table:style-name="TL Data" table:number-columns-repeated="2"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612" office:value-type="float">
            <text:p>1,6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table:style-name="TL Data" table:number-columns-repeated="2"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01" office:value-type="float">
            <text:p>701</text:p>
          </table:table-cell>
          <table:table-cell table:style-name="TL Data" table:number-columns-repeated="2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439" office:value-type="float">
            <text:p>1,4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</text:p>
          </table:table-cell>
          <table:table-cell/>
          <table:table-cell ns41:value-type="float" table:style-name="TL Data" office:value="743" office:value-type="float">
            <text:p>743</text:p>
          </table:table-cell>
          <table:table-cell table:style-name="TL Data" table:number-columns-repeated="2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2"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1507" office:value-type="float">
            <text:p>1,5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table:style-name="TL Data" table:number-columns-repeated="2"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46" office:value-type="float">
            <text:p>746</text:p>
          </table:table-cell>
          <table:table-cell table:style-name="TL Data" table:number-columns-repeated="2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565" office:value-type="float">
            <text:p>1,5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</text:p>
          </table:table-cell>
          <table:table-cell/>
          <table:table-cell ns41:value-type="float" table:style-name="TL Data" office:value="867" office:value-type="float">
            <text:p>867</text:p>
          </table:table-cell>
          <table:table-cell table:style-name="TL Data" table:number-columns-repeated="2"/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 table:number-columns-repeated="2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649" office:value-type="float">
            <text:p>1,6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table:style-name="TL Data" table:number-columns-repeated="2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27" office:value-type="float">
            <text:p>727</text:p>
          </table:table-cell>
          <table:table-cell table:style-name="TL Data" table:number-columns-repeated="2"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496" office:value-type="float">
            <text:p>1,4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</text:p>
          </table:table-cell>
          <table:table-cell/>
          <table:table-cell ns41:value-type="float" table:style-name="TL Data" office:value="731" office:value-type="float">
            <text:p>731</text:p>
          </table:table-cell>
          <table:table-cell table:style-name="TL Data" table:number-columns-repeated="2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05" office:value-type="float">
            <text:p>705</text:p>
          </table:table-cell>
          <table:table-cell table:style-name="TL Data" table:number-columns-repeated="2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436" office:value-type="float">
            <text:p>1,4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table:style-name="TL Data" table:number-columns-repeated="2"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49" office:value-type="float">
            <text:p>749</text:p>
          </table:table-cell>
          <table:table-cell table:style-name="TL Data" table:number-columns-repeated="2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568" office:value-type="float">
            <text:p>1,5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table:style-name="TL Data" table:number-columns-repeated="2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56" office:value-type="float">
            <text:p>756</text:p>
          </table:table-cell>
          <table:table-cell table:style-name="TL Data" table:number-columns-repeated="2"/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525" office:value-type="float">
            <text:p>1,5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</text:p>
          </table:table-cell>
          <table:table-cell/>
          <table:table-cell ns41:value-type="float" table:style-name="TL Data" office:value="824" office:value-type="float">
            <text:p>824</text:p>
          </table:table-cell>
          <table:table-cell table:style-name="TL Data" table:number-columns-repeated="2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81" office:value-type="float">
            <text:p>781</text:p>
          </table:table-cell>
          <table:table-cell table:style-name="TL Data" table:number-columns-repeated="2"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605" office:value-type="float">
            <text:p>1,6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</text:p>
          </table:table-cell>
          <table:table-cell/>
          <table:table-cell ns41:value-type="float" table:style-name="TL Data" office:value="846" office:value-type="float">
            <text:p>846</text:p>
          </table:table-cell>
          <table:table-cell table:style-name="TL Data" table:number-columns-repeated="2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30" office:value-type="float">
            <text:p>730</text:p>
          </table:table-cell>
          <table:table-cell table:style-name="TL Data" table:number-columns-repeated="2"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576" office:value-type="float">
            <text:p>1,5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</text:p>
          </table:table-cell>
          <table:table-cell/>
          <table:table-cell ns41:value-type="float" table:style-name="TL Data" office:value="848" office:value-type="float">
            <text:p>848</text:p>
          </table:table-cell>
          <table:table-cell table:style-name="TL Data" table:number-columns-repeated="2"/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726" office:value-type="float">
            <text:p>726</text:p>
          </table:table-cell>
          <table:table-cell table:style-name="TL Data" table:number-columns-repeated="2"/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574" office:value-type="float">
            <text:p>1,5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</text:p>
          </table:table-cell>
          <table:table-cell/>
          <table:table-cell ns41:value-type="float" table:style-name="TL Data" office:value="798" office:value-type="float">
            <text:p>798</text:p>
          </table:table-cell>
          <table:table-cell table:style-name="TL Data" table:number-columns-repeated="2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43" office:value-type="float">
            <text:p>743</text:p>
          </table:table-cell>
          <table:table-cell table:style-name="TL Data" table:number-columns-repeated="2"/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541" office:value-type="float">
            <text:p>1,5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</text:p>
          </table:table-cell>
          <table:table-cell/>
          <table:table-cell ns41:value-type="float" table:style-name="TL Data" office:value="784" office:value-type="float">
            <text:p>784</text:p>
          </table:table-cell>
          <table:table-cell table:style-name="TL Data" table:number-columns-repeated="2"/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2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541" office:value-type="float">
            <text:p>1,5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table:style-name="TL Data" table:number-columns-repeated="2"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39" office:value-type="float">
            <text:p>739</text:p>
          </table:table-cell>
          <table:table-cell table:style-name="TL Data" table:number-columns-repeated="2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461" office:value-type="float">
            <text:p>1,4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</text:p>
          </table:table-cell>
          <table:table-cell/>
          <table:table-cell ns41:value-type="float" table:style-name="TL Data" office:value="799" office:value-type="float">
            <text:p>799</text:p>
          </table:table-cell>
          <table:table-cell table:style-name="TL Data" table:number-columns-repeated="2"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1561" office:value-type="float">
            <text:p>1,5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</text:p>
          </table:table-cell>
          <table:table-cell/>
          <table:table-cell ns41:value-type="float" table:style-name="TL Data" office:value="699" office:value-type="float">
            <text:p>699</text:p>
          </table:table-cell>
          <table:table-cell table:style-name="TL Data" table:number-columns-repeated="2"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60" office:value-type="float">
            <text:p>660</text:p>
          </table:table-cell>
          <table:table-cell table:style-name="TL Data" table:number-columns-repeated="2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359" office:value-type="float">
            <text:p>1,3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</text:p>
          </table:table-cell>
          <table:table-cell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420" office:value-type="float">
            <text:p>1,4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</text:p>
          </table:table-cell>
          <table:table-cell/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514" office:value-type="float">
            <text:p>1,5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1431" office:value-type="float">
            <text:p>1,4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272" office:value-type="float">
            <text:p>1,2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258" office:value-type="float">
            <text:p>1,2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244" office:value-type="float">
            <text:p>1,2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277" office:value-type="float">
            <text:p>1,2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247" office:value-type="float">
            <text:p>1,2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205" office:value-type="float">
            <text:p>1,2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182" office:value-type="float">
            <text:p>1,1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065" office:value-type="float">
            <text:p>1,0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006" office:value-type="float">
            <text:p>1,0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76" office:value-type="float">
            <text:p>1,0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922" office:value-type="float">
            <text:p>9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837" office:value-type="float">
            <text:p>8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952" office:value-type="float">
            <text:p>9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929" office:value-type="float">
            <text:p>9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69" office:value-type="float">
            <text:p>8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866" office:value-type="float">
            <text:p>8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37" office:value-type="float">
            <text:p>8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879" office:value-type="float">
            <text:p>8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787" office:value-type="float">
            <text:p>7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813" office:value-type="float">
            <text:p>8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710" office:value-type="float">
            <text:p>7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728" office:value-type="float">
            <text:p>7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746" office:value-type="float">
            <text:p>7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26" office:value-type="float">
            <text:p>7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731" office:value-type="float">
            <text:p>7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714" office:value-type="float">
            <text:p>7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696" office:value-type="float">
            <text:p>6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698" office:value-type="float">
            <text:p>6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705" office:value-type="float">
            <text:p>7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680" office:value-type="float">
            <text:p>6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string" table:style-name="TL RowHeader" office:value-type="string">
            <text:p>Over te brengen</text:p>
          </table:table-cell>
          <table:table-cell table:style-name="TL RowHeader"/>
          <table:table-cell/>
          <table:table-cell ns41:value-type="float" table:style-name="TL Data" office:value="23045" office:value-type="float">
            <text:p>23,045</text:p>
          </table:table-cell>
          <table:table-cell ns41:value-type="float" table:style-name="TL Data" office:value="7051" office:value-type="float">
            <text:p>7,051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30583" office:value-type="float">
            <text:p>30,583</text:p>
          </table:table-cell>
          <table:table-cell ns41:value-type="float" table:style-name="TL Data" office:value="20611" office:value-type="float">
            <text:p>20,611</text:p>
          </table:table-cell>
          <table:table-cell ns41:value-type="float" table:style-name="TL Data" office:value="7980" office:value-type="float">
            <text:p>7,980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9268" office:value-type="float">
            <text:p>29,268</text:p>
          </table:table-cell>
          <table:table-cell ns41:value-type="float" table:style-name="TL Data" office:value="59851" office:value-type="float">
            <text:p>59,8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64" office:value-type="float">
            <text:p>5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85" office:value-type="float">
            <text:p>6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70" office:value-type="float">
            <text:p>5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97" office:value-type="float">
            <text:p>4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21" office:value-type="float">
            <text:p>5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84" office:value-type="float">
            <text:p>4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53" office:value-type="float">
            <text:p>4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85" office:value-type="float">
            <text:p>3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76" office:value-type="float">
            <text:p>3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59" office:value-type="float">
            <text:p>3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24" office:value-type="float">
            <text:p>3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98" office:value-type="float">
            <text:p>2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8" office:value-type="float">
            <text:p>1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</text:p>
          </table:table-cell>
          <table:table-cell/>
          <table:table-cell table:style-name="TL Data"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string" table:style-name="TL RowHeader" office:value-type="string">
            <text:p>Onbekende ouderdom</text:p>
          </table:table-cell>
          <table:table-cell table:style-name="TL RowHeader"/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DERTIG GEMEENTEN TEN PLATTEN LANDE.</text:p>
          </table:table-cell>
          <table:table-cell ns41:value-type="string" table:style-name="TL RowHeader" office:value-type="string">
            <text:p>TOTAAL.</text:p>
          </table:table-cell>
          <table:table-cell table:style-name="TL RowHeader"/>
          <table:table-cell/>
          <table:table-cell ns41:value-type="float" table:style-name="TL Data" office:value="23667" office:value-type="float">
            <text:p>23,667</text:p>
          </table:table-cell>
          <table:table-cell ns41:value-type="float" table:style-name="TL Data" office:value="10351" office:value-type="float">
            <text:p>10,351</text:p>
          </table:table-cell>
          <table:table-cell ns41:value-type="float" table:style-name="TL Data" office:value="1746" office:value-type="float">
            <text:p>1,746</text:p>
          </table:table-cell>
          <table:table-cell ns41:value-type="float" table:style-name="TL Data" office:value="35764" office:value-type="float">
            <text:p>35,764</text:p>
          </table:table-cell>
          <table:table-cell ns41:value-type="float" table:style-name="TL Data" office:value="20910" office:value-type="float">
            <text:p>20,910</text:p>
          </table:table-cell>
          <table:table-cell ns41:value-type="float" table:style-name="TL Data" office:value="10349" office:value-type="float">
            <text:p>10,349</text:p>
          </table:table-cell>
          <table:table-cell ns41:value-type="float" table:style-name="TL Data" office:value="2375" office:value-type="float">
            <text:p>2,375</text:p>
          </table:table-cell>
          <table:table-cell ns41:value-type="float" table:style-name="TL Data" office:value="33634" office:value-type="float">
            <text:p>33,634</text:p>
          </table:table-cell>
          <table:table-cell ns41:value-type="float" table:style-name="TL Data" office:value="69398" office:value-type="float">
            <text:p>69,3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1113" office:value-type="float">
            <text:p>1,113</text:p>
          </table:table-cell>
          <table:table-cell table:style-name="TL Data" table:number-columns-repeated="2"/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1076" office:value-type="float">
            <text:p>1,076</text:p>
          </table:table-cell>
          <table:table-cell table:style-name="TL Data" table:number-columns-repeated="2"/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2189" office:value-type="float">
            <text:p>2,1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</text:p>
          </table:table-cell>
          <table:table-cell/>
          <table:table-cell ns41:value-type="float" table:style-name="TL Data" office:value="998" office:value-type="float">
            <text:p>998</text:p>
          </table:table-cell>
          <table:table-cell table:style-name="TL Data" table:number-columns-repeated="2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45" office:value-type="float">
            <text:p>945</text:p>
          </table:table-cell>
          <table:table-cell table:style-name="TL Data" table:number-columns-repeated="2"/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943" office:value-type="float">
            <text:p>1,9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</text:p>
          </table:table-cell>
          <table:table-cell/>
          <table:table-cell ns41:value-type="float" table:style-name="TL Data" office:value="898" office:value-type="float">
            <text:p>898</text:p>
          </table:table-cell>
          <table:table-cell table:style-name="TL Data" table:number-columns-repeated="2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62" office:value-type="float">
            <text:p>862</text:p>
          </table:table-cell>
          <table:table-cell table:style-name="TL Data" table:number-columns-repeated="2"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760" office:value-type="float">
            <text:p>1,7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</text:p>
          </table:table-cell>
          <table:table-cell/>
          <table:table-cell ns41:value-type="float" table:style-name="TL Data" office:value="894" office:value-type="float">
            <text:p>894</text:p>
          </table:table-cell>
          <table:table-cell table:style-name="TL Data" table:number-columns-repeated="2"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2"/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820" office:value-type="float">
            <text:p>1,8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</text:p>
          </table:table-cell>
          <table:table-cell/>
          <table:table-cell ns41:value-type="float" table:style-name="TL Data" office:value="974" office:value-type="float">
            <text:p>974</text:p>
          </table:table-cell>
          <table:table-cell table:style-name="TL Data" table:number-columns-repeated="2"/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94" office:value-type="float">
            <text:p>894</text:p>
          </table:table-cell>
          <table:table-cell table:style-name="TL Data" table:number-columns-repeated="2"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868" office:value-type="float">
            <text:p>1,8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</text:p>
          </table:table-cell>
          <table:table-cell/>
          <table:table-cell ns41:value-type="float" table:style-name="TL Data" office:value="1036" office:value-type="float">
            <text:p>1,036</text:p>
          </table:table-cell>
          <table:table-cell table:style-name="TL Data" table:number-columns-repeated="2"/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948" office:value-type="float">
            <text:p>948</text:p>
          </table:table-cell>
          <table:table-cell table:style-name="TL Data" table:number-columns-repeated="2"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984" office:value-type="float">
            <text:p>1,9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</text:p>
          </table:table-cell>
          <table:table-cell/>
          <table:table-cell ns41:value-type="float" table:style-name="TL Data" office:value="929" office:value-type="float">
            <text:p>929</text:p>
          </table:table-cell>
          <table:table-cell table:style-name="TL Data" table:number-columns-repeated="2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88" office:value-type="float">
            <text:p>888</text:p>
          </table:table-cell>
          <table:table-cell table:style-name="TL Data" table:number-columns-repeated="2"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817" office:value-type="float">
            <text:p>1,8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</text:p>
          </table:table-cell>
          <table:table-cell/>
          <table:table-cell ns41:value-type="float" table:style-name="TL Data" office:value="872" office:value-type="float">
            <text:p>872</text:p>
          </table:table-cell>
          <table:table-cell table:style-name="TL Data" table:number-columns-repeated="2"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860" office:value-type="float">
            <text:p>860</text:p>
          </table:table-cell>
          <table:table-cell table:style-name="TL Data" table:number-columns-repeated="2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732" office:value-type="float">
            <text:p>1,7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</text:p>
          </table:table-cell>
          <table:table-cell/>
          <table:table-cell ns41:value-type="float" table:style-name="TL Data" office:value="976" office:value-type="float">
            <text:p>976</text:p>
          </table:table-cell>
          <table:table-cell table:style-name="TL Data" table:number-columns-repeated="2"/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82" office:value-type="float">
            <text:p>882</text:p>
          </table:table-cell>
          <table:table-cell table:style-name="TL Data" table:number-columns-repeated="2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858" office:value-type="float">
            <text:p>1,8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</text:p>
          </table:table-cell>
          <table:table-cell/>
          <table:table-cell ns41:value-type="float" table:style-name="TL Data" office:value="932" office:value-type="float">
            <text:p>932</text:p>
          </table:table-cell>
          <table:table-cell table:style-name="TL Data" table:number-columns-repeated="2"/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904" office:value-type="float">
            <text:p>904</text:p>
          </table:table-cell>
          <table:table-cell table:style-name="TL Data" table:number-columns-repeated="2"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836" office:value-type="float">
            <text:p>1,8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table:style-name="TL Data" table:number-columns-repeated="2"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29" office:value-type="float">
            <text:p>929</text:p>
          </table:table-cell>
          <table:table-cell table:style-name="TL Data" table:number-columns-repeated="2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924" office:value-type="float">
            <text:p>1,9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</text:p>
          </table:table-cell>
          <table:table-cell/>
          <table:table-cell ns41:value-type="float" table:style-name="TL Data" office:value="986" office:value-type="float">
            <text:p>986</text:p>
          </table:table-cell>
          <table:table-cell table:style-name="TL Data" table:number-columns-repeated="2"/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877" office:value-type="float">
            <text:p>877</text:p>
          </table:table-cell>
          <table:table-cell table:style-name="TL Data" table:number-columns-repeated="2"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863" office:value-type="float">
            <text:p>1,8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</text:p>
          </table:table-cell>
          <table:table-cell/>
          <table:table-cell ns41:value-type="float" table:style-name="TL Data" office:value="980" office:value-type="float">
            <text:p>980</text:p>
          </table:table-cell>
          <table:table-cell table:style-name="TL Data" table:number-columns-repeated="2"/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99" office:value-type="float">
            <text:p>899</text:p>
          </table:table-cell>
          <table:table-cell table:style-name="TL Data" table:number-columns-repeated="2"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879" office:value-type="float">
            <text:p>1,8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</text:p>
          </table:table-cell>
          <table:table-cell/>
          <table:table-cell ns41:value-type="float" table:style-name="TL Data" office:value="955" office:value-type="float">
            <text:p>955</text:p>
          </table:table-cell>
          <table:table-cell table:style-name="TL Data" table:number-columns-repeated="2"/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874" office:value-type="float">
            <text:p>874</text:p>
          </table:table-cell>
          <table:table-cell table:style-name="TL Data" table:number-columns-repeated="2"/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829" office:value-type="float">
            <text:p>1,8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</text:p>
          </table:table-cell>
          <table:table-cell/>
          <table:table-cell ns41:value-type="float" table:style-name="TL Data" office:value="947" office:value-type="float">
            <text:p>947</text:p>
          </table:table-cell>
          <table:table-cell table:style-name="TL Data" table:number-columns-repeated="2"/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927" office:value-type="float">
            <text:p>927</text:p>
          </table:table-cell>
          <table:table-cell table:style-name="TL Data" table:number-columns-repeated="2"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874" office:value-type="float">
            <text:p>1,8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</text:p>
          </table:table-cell>
          <table:table-cell/>
          <table:table-cell ns41:value-type="float" table:style-name="TL Data" office:value="849" office:value-type="float">
            <text:p>849</text:p>
          </table:table-cell>
          <table:table-cell table:style-name="TL Data" table:number-columns-repeated="2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45" office:value-type="float">
            <text:p>845</text:p>
          </table:table-cell>
          <table:table-cell table:style-name="TL Data" table:number-columns-repeated="2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694" office:value-type="float">
            <text:p>1,6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</text:p>
          </table:table-cell>
          <table:table-cell/>
          <table:table-cell ns41:value-type="float" table:style-name="TL Data" office:value="912" office:value-type="float">
            <text:p>912</text:p>
          </table:table-cell>
          <table:table-cell table:style-name="TL Data" table:number-columns-repeated="2"/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801" office:value-type="float">
            <text:p>1,8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</text:p>
          </table:table-cell>
          <table:table-cell/>
          <table:table-cell ns41:value-type="float" table:style-name="TL Data" office:value="813" office:value-type="float">
            <text:p>813</text:p>
          </table:table-cell>
          <table:table-cell table:style-name="TL Data" table:number-columns-repeated="2"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593" office:value-type="float">
            <text:p>1,5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</text:p>
          </table:table-cell>
          <table:table-cell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831" table:style-name="TL Data" table:number-columns-repeated="2" office:value-type="float">
            <text:p>83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666" office:value-type="float">
            <text:p>1,6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</text:p>
          </table:table-cell>
          <table:table-cell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778" office:value-type="float">
            <text:p>1,7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</text:p>
          </table:table-cell>
          <table:table-cell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680" office:value-type="float">
            <text:p>1,6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</text:p>
          </table:table-cell>
          <table:table-cell/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505" office:value-type="float">
            <text:p>1,5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</text:p>
          </table:table-cell>
          <table:table-cell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1516" office:value-type="float">
            <text:p>1,5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476" office:value-type="float">
            <text:p>1,4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</text:p>
          </table:table-cell>
          <table:table-cell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553" office:value-type="float">
            <text:p>1,5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</text:p>
          </table:table-cell>
          <table:table-cell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492" office:value-type="float">
            <text:p>1,4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420" office:value-type="float">
            <text:p>1,4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</text:p>
          </table:table-cell>
          <table:table-cell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1419" office:value-type="float">
            <text:p>1,4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301" office:value-type="float">
            <text:p>1,3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200" office:value-type="float">
            <text:p>1,2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271" office:value-type="float">
            <text:p>1,2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1128" office:value-type="float">
            <text:p>1,1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011" office:value-type="float">
            <text:p>1,0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136" office:value-type="float">
            <text:p>1,1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089" office:value-type="float">
            <text:p>1,0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047" office:value-type="float">
            <text:p>1,0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048" office:value-type="float">
            <text:p>1,0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008" office:value-type="float">
            <text:p>1,0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49" office:value-type="float">
            <text:p>1,0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953" office:value-type="float">
            <text:p>9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972" office:value-type="float">
            <text:p>9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858" office:value-type="float">
            <text:p>8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91" office:value-type="float">
            <text:p>8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59" office:value-type="float">
            <text:p>8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845" office:value-type="float">
            <text:p>8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833" office:value-type="float">
            <text:p>8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810" office:value-type="float">
            <text:p>8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841" office:value-type="float">
            <text:p>8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13" office:value-type="float">
            <text:p>8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string" table:style-name="TL RowHeader" office:value-type="string">
            <text:p>Over te brengen</text:p>
          </table:table-cell>
          <table:table-cell table:style-name="TL RowHeader"/>
          <table:table-cell/>
          <table:table-cell ns41:value-type="float" table:style-name="TL Data" office:value="27129" office:value-type="float">
            <text:p>27,129</text:p>
          </table:table-cell>
          <table:table-cell ns41:value-type="float" table:style-name="TL Data" office:value="8528" office:value-type="float">
            <text:p>8,528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6221" office:value-type="float">
            <text:p>36,221</text:p>
          </table:table-cell>
          <table:table-cell ns41:value-type="float" table:style-name="TL Data" office:value="24802" office:value-type="float">
            <text:p>24,802</text:p>
          </table:table-cell>
          <table:table-cell ns41:value-type="float" table:style-name="TL Data" office:value="9564" office:value-type="float">
            <text:p>9,564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35203" office:value-type="float">
            <text:p>35,203</text:p>
          </table:table-cell>
          <table:table-cell ns41:value-type="float" table:style-name="TL Data" office:value="71424" office:value-type="float">
            <text:p>71,4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663" office:value-type="float">
            <text:p>6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99" office:value-type="float">
            <text:p>7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95" office:value-type="float">
            <text:p>6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54" office:value-type="float">
            <text:p>6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81" office:value-type="float">
            <text:p>5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07" office:value-type="float">
            <text:p>6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46" office:value-type="float">
            <text:p>5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60" office:value-type="float">
            <text:p>4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68" office:value-type="float">
            <text:p>4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41" office:value-type="float">
            <text:p>4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08" office:value-type="float">
            <text:p>5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31" office:value-type="float">
            <text:p>4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68" office:value-type="float">
            <text:p>3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96" office:value-type="float">
            <text:p>2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0" office:value-type="float">
            <text:p>2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4" office:value-type="float">
            <text:p>2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</text:p>
          </table:table-cell>
          <table:table-cell ns41:value-type="string" table:style-name="TL RowHeader" office:value-type="string">
            <text:p>Onbekende ouderdom</text:p>
          </table:table-cell>
          <table:table-cell table:style-name="TL RowHeader"/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</text:p>
          </table:table-cell>
          <table:table-cell ns41:value-type="string" table:style-name="TL RowHeader" office:value-type="string">
            <text:p>TOTAAL.</text:p>
          </table:table-cell>
          <table:table-cell table:style-name="TL RowHeader"/>
          <table:table-cell/>
          <table:table-cell ns41:value-type="float" table:style-name="TL Data" office:value="27811" office:value-type="float">
            <text:p>27,811</text:p>
          </table:table-cell>
          <table:table-cell ns41:value-type="float" table:style-name="TL Data" office:value="12420" office:value-type="float">
            <text:p>12,420</text:p>
          </table:table-cell>
          <table:table-cell ns41:value-type="float" table:style-name="TL Data" office:value="2025" office:value-type="float">
            <text:p>2,025</text:p>
          </table:table-cell>
          <table:table-cell ns41:value-type="float" table:style-name="TL Data" office:value="42256" office:value-type="float">
            <text:p>42,256</text:p>
          </table:table-cell>
          <table:table-cell ns41:value-type="float" table:style-name="TL Data" office:value="25177" office:value-type="float">
            <text:p>25,177</text:p>
          </table:table-cell>
          <table:table-cell ns41:value-type="float" table:style-name="TL Data" office:value="12415" office:value-type="float">
            <text:p>12,415</text:p>
          </table:table-cell>
          <table:table-cell ns41:value-type="float" table:style-name="TL Data" office:value="2890" office:value-type="float">
            <text:p>2,890</text:p>
          </table:table-cell>
          <table:table-cell ns41:value-type="float" table:style-name="TL Data" office:value="40482" office:value-type="float">
            <text:p>40,482</text:p>
          </table:table-cell>
          <table:table-cell ns41:value-type="float" table:style-name="TL Data" office:value="82738" office:value-type="float">
            <text:p>82,738</text:p>
          </table:table-cell>
          <table:table-cell table:number-columns-repeated="101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9" table:default-cell-style-name="Default" table:number-columns-repeated="2"/>
        <table:table-column table:style-name="co10" table:default-cell-style-name="ce6"/>
        <table:table-column table:style-name="co9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68" office:value-type="string">
            <text:p>Editregel</text:p>
          </table:table-cell>
          <table:table-cell ns41:value-type="string" table:style-name="ce68" office:value-type="string">
            <text:p>Deel telling</text:p>
          </table:table-cell>
          <table:table-cell ns41:value-type="string" table:style-name="ce68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9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6279" office:value-type="float">
            <text:p>627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1" office:value-type="float">
            <text:p>3802020024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0" office:value-type="float">
            <text:p>628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2" office:value-type="float">
            <text:p>3802020024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1" office:value-type="float">
            <text:p>628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3" office:value-type="float">
            <text:p>3802020024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2" office:value-type="float">
            <text:p>628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4" office:value-type="float">
            <text:p>3802020024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3" office:value-type="float">
            <text:p>628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5" office:value-type="float">
            <text:p>3802020024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4" office:value-type="float">
            <text:p>628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6" office:value-type="float">
            <text:p>3802020024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5" office:value-type="float">
            <text:p>628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7" office:value-type="float">
            <text:p>3802020024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6" office:value-type="float">
            <text:p>628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8" office:value-type="float">
            <text:p>3802020024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7" office:value-type="float">
            <text:p>628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09" office:value-type="float">
            <text:p>3802020024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8" office:value-type="float">
            <text:p>628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0" office:value-type="float">
            <text:p>3802020024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89" office:value-type="float">
            <text:p>628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1" office:value-type="float">
            <text:p>3802020024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0" office:value-type="float">
            <text:p>629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2" office:value-type="float">
            <text:p>3802020024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1" office:value-type="float">
            <text:p>629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3" office:value-type="float">
            <text:p>3802020024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2" office:value-type="float">
            <text:p>629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4" office:value-type="float">
            <text:p>3802020024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3" office:value-type="float">
            <text:p>629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5" office:value-type="float">
            <text:p>3802020024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4" office:value-type="float">
            <text:p>629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6" office:value-type="float">
            <text:p>3802020024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5" office:value-type="float">
            <text:p>629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7" office:value-type="float">
            <text:p>3802020024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6" office:value-type="float">
            <text:p>629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8" office:value-type="float">
            <text:p>3802020024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7" office:value-type="float">
            <text:p>629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19" office:value-type="float">
            <text:p>3802020024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8" office:value-type="float">
            <text:p>629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0" office:value-type="float">
            <text:p>3802020024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299" office:value-type="float">
            <text:p>629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1" office:value-type="float">
            <text:p>3802020024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0" office:value-type="float">
            <text:p>630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2" office:value-type="float">
            <text:p>3802020024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1" office:value-type="float">
            <text:p>630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3" office:value-type="float">
            <text:p>3802020024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2" office:value-type="float">
            <text:p>630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4" office:value-type="float">
            <text:p>3802020024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3" office:value-type="float">
            <text:p>630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5" office:value-type="float">
            <text:p>3802020024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4" office:value-type="float">
            <text:p>630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6" office:value-type="float">
            <text:p>3802020024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5" office:value-type="float">
            <text:p>630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7" office:value-type="float">
            <text:p>3802020024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6" office:value-type="float">
            <text:p>630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8" office:value-type="float">
            <text:p>3802020024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7" office:value-type="float">
            <text:p>630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29" office:value-type="float">
            <text:p>3802020024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8" office:value-type="float">
            <text:p>630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0" office:value-type="float">
            <text:p>3802020024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09" office:value-type="float">
            <text:p>630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1" office:value-type="float">
            <text:p>3802020024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0" office:value-type="float">
            <text:p>631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2" office:value-type="float">
            <text:p>3802020024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1" office:value-type="float">
            <text:p>631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3" office:value-type="float">
            <text:p>3802020024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2" office:value-type="float">
            <text:p>631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4" office:value-type="float">
            <text:p>3802020024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3" office:value-type="float">
            <text:p>631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5" office:value-type="float">
            <text:p>3802020024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4" office:value-type="float">
            <text:p>631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6" office:value-type="float">
            <text:p>3802020024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5" office:value-type="float">
            <text:p>631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7" office:value-type="float">
            <text:p>3802020024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6" office:value-type="float">
            <text:p>631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8" office:value-type="float">
            <text:p>3802020024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7" office:value-type="float">
            <text:p>631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39" office:value-type="float">
            <text:p>3802020024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8" office:value-type="float">
            <text:p>631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0" office:value-type="float">
            <text:p>3802020024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19" office:value-type="float">
            <text:p>631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1" office:value-type="float">
            <text:p>3802020024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0" office:value-type="float">
            <text:p>632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2" office:value-type="float">
            <text:p>3802020024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1" office:value-type="float">
            <text:p>632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3" office:value-type="float">
            <text:p>3802020024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2" office:value-type="float">
            <text:p>632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4" office:value-type="float">
            <text:p>3802020024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3" office:value-type="float">
            <text:p>632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5" office:value-type="float">
            <text:p>3802020024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4" office:value-type="float">
            <text:p>632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6" office:value-type="float">
            <text:p>3802020024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5" office:value-type="float">
            <text:p>632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7" office:value-type="float">
            <text:p>3802020024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6" office:value-type="float">
            <text:p>632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8" office:value-type="float">
            <text:p>3802020024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7" office:value-type="float">
            <text:p>632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49" office:value-type="float">
            <text:p>3802020024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8" office:value-type="float">
            <text:p>632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0" office:value-type="float">
            <text:p>3802020024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29" office:value-type="float">
            <text:p>632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1" office:value-type="float">
            <text:p>3802020024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0" office:value-type="float">
            <text:p>633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2" office:value-type="float">
            <text:p>3802020024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1" office:value-type="float">
            <text:p>633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3" office:value-type="float">
            <text:p>3802020024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2" office:value-type="float">
            <text:p>633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4" office:value-type="float">
            <text:p>3802020024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3" office:value-type="float">
            <text:p>633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5" office:value-type="float">
            <text:p>3802020024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4" office:value-type="float">
            <text:p>633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6" office:value-type="float">
            <text:p>3802020024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5" office:value-type="float">
            <text:p>633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7" office:value-type="float">
            <text:p>3802020024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6" office:value-type="float">
            <text:p>633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8" office:value-type="float">
            <text:p>3802020024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7" office:value-type="float">
            <text:p>633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59" office:value-type="float">
            <text:p>3802020024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8" office:value-type="float">
            <text:p>633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0" office:value-type="float">
            <text:p>3802020024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39" office:value-type="float">
            <text:p>633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1" office:value-type="float">
            <text:p>3802020024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0" office:value-type="float">
            <text:p>634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2" office:value-type="float">
            <text:p>3802020024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1" office:value-type="float">
            <text:p>634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3" office:value-type="float">
            <text:p>3802020024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2" office:value-type="float">
            <text:p>634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4" office:value-type="float">
            <text:p>3802020024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3" office:value-type="float">
            <text:p>634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5" office:value-type="float">
            <text:p>3802020024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4" office:value-type="float">
            <text:p>634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6" office:value-type="float">
            <text:p>3802020024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5" office:value-type="float">
            <text:p>634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7" office:value-type="float">
            <text:p>3802020024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6" office:value-type="float">
            <text:p>634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8" office:value-type="float">
            <text:p>3802020024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7" office:value-type="float">
            <text:p>634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69" office:value-type="float">
            <text:p>3802020024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8" office:value-type="float">
            <text:p>634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0" office:value-type="float">
            <text:p>3802020024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49" office:value-type="float">
            <text:p>634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1" office:value-type="float">
            <text:p>3802020024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0" office:value-type="float">
            <text:p>635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2" office:value-type="float">
            <text:p>3802020024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1" office:value-type="float">
            <text:p>635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3" office:value-type="float">
            <text:p>3802020024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2" office:value-type="float">
            <text:p>635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4" office:value-type="float">
            <text:p>3802020024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3" office:value-type="float">
            <text:p>635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5" office:value-type="float">
            <text:p>3802020024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4" office:value-type="float">
            <text:p>635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6" office:value-type="float">
            <text:p>3802020024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5" office:value-type="float">
            <text:p>635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7" office:value-type="float">
            <text:p>3802020024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6" office:value-type="float">
            <text:p>635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8" office:value-type="float">
            <text:p>3802020024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7" office:value-type="float">
            <text:p>635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79" office:value-type="float">
            <text:p>3802020024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8" office:value-type="float">
            <text:p>635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0" office:value-type="float">
            <text:p>3802020024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59" office:value-type="float">
            <text:p>635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1" office:value-type="float">
            <text:p>3802020024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0" office:value-type="float">
            <text:p>636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2" office:value-type="float">
            <text:p>3802020024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1" office:value-type="float">
            <text:p>636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3" office:value-type="float">
            <text:p>3802020024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2" office:value-type="float">
            <text:p>636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4" office:value-type="float">
            <text:p>3802020024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3" office:value-type="float">
            <text:p>636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5" office:value-type="float">
            <text:p>3802020024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4" office:value-type="float">
            <text:p>636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6" office:value-type="float">
            <text:p>3802020024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5" office:value-type="float">
            <text:p>636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7" office:value-type="float">
            <text:p>3802020024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6" office:value-type="float">
            <text:p>636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8" office:value-type="float">
            <text:p>3802020024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7" office:value-type="float">
            <text:p>636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89" office:value-type="float">
            <text:p>3802020024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8" office:value-type="float">
            <text:p>636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0" office:value-type="float">
            <text:p>3802020024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69" office:value-type="float">
            <text:p>636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1" office:value-type="float">
            <text:p>3802020024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0" office:value-type="float">
            <text:p>637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2" office:value-type="float">
            <text:p>3802020024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1" office:value-type="float">
            <text:p>637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3" office:value-type="float">
            <text:p>3802020024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2" office:value-type="float">
            <text:p>637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4" office:value-type="float">
            <text:p>3802020024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3" office:value-type="float">
            <text:p>637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5" office:value-type="float">
            <text:p>3802020024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4" office:value-type="float">
            <text:p>637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6" office:value-type="float">
            <text:p>3802020024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5" office:value-type="float">
            <text:p>637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7" office:value-type="float">
            <text:p>3802020024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6" office:value-type="float">
            <text:p>637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8" office:value-type="float">
            <text:p>3802020024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7" office:value-type="float">
            <text:p>637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099" office:value-type="float">
            <text:p>3802020024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8" office:value-type="float">
            <text:p>637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100" office:value-type="float">
            <text:p>3802020024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79" office:value-type="float">
            <text:p>637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101" office:value-type="float">
            <text:p>3802020024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0" office:value-type="float">
            <text:p>638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102" office:value-type="float">
            <text:p>3802020024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1" office:value-type="float">
            <text:p>638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103" office:value-type="float">
            <text:p>3802020024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2" office:value-type="float">
            <text:p>638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401104" office:value-type="float">
            <text:p>3802020024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3" office:value-type="float">
            <text:p>638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1" office:value-type="float">
            <text:p>3802020025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4" office:value-type="float">
            <text:p>638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2" office:value-type="float">
            <text:p>3802020025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5" office:value-type="float">
            <text:p>638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3" office:value-type="float">
            <text:p>3802020025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6" office:value-type="float">
            <text:p>638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4" office:value-type="float">
            <text:p>3802020025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7" office:value-type="float">
            <text:p>638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5" office:value-type="float">
            <text:p>3802020025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8" office:value-type="float">
            <text:p>638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6" office:value-type="float">
            <text:p>3802020025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89" office:value-type="float">
            <text:p>638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7" office:value-type="float">
            <text:p>3802020025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0" office:value-type="float">
            <text:p>639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8" office:value-type="float">
            <text:p>3802020025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1" office:value-type="float">
            <text:p>639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09" office:value-type="float">
            <text:p>3802020025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2" office:value-type="float">
            <text:p>639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0" office:value-type="float">
            <text:p>3802020025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3" office:value-type="float">
            <text:p>639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1" office:value-type="float">
            <text:p>3802020025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4" office:value-type="float">
            <text:p>639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2" office:value-type="float">
            <text:p>3802020025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5" office:value-type="float">
            <text:p>639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3" office:value-type="float">
            <text:p>3802020025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6" office:value-type="float">
            <text:p>639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4" office:value-type="float">
            <text:p>3802020025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7" office:value-type="float">
            <text:p>639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5" office:value-type="float">
            <text:p>3802020025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8" office:value-type="float">
            <text:p>639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6" office:value-type="float">
            <text:p>3802020025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399" office:value-type="float">
            <text:p>639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7" office:value-type="float">
            <text:p>3802020025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0" office:value-type="float">
            <text:p>640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8" office:value-type="float">
            <text:p>3802020025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1" office:value-type="float">
            <text:p>640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19" office:value-type="float">
            <text:p>3802020025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2" office:value-type="float">
            <text:p>640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0" office:value-type="float">
            <text:p>3802020025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3" office:value-type="float">
            <text:p>640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1" office:value-type="float">
            <text:p>3802020025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4" office:value-type="float">
            <text:p>640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2" office:value-type="float">
            <text:p>3802020025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5" office:value-type="float">
            <text:p>640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3" office:value-type="float">
            <text:p>3802020025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6" office:value-type="float">
            <text:p>640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4" office:value-type="float">
            <text:p>3802020025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7" office:value-type="float">
            <text:p>640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5" office:value-type="float">
            <text:p>3802020025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8" office:value-type="float">
            <text:p>640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6" office:value-type="float">
            <text:p>3802020025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09" office:value-type="float">
            <text:p>640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7" office:value-type="float">
            <text:p>3802020025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0" office:value-type="float">
            <text:p>641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8" office:value-type="float">
            <text:p>3802020025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1" office:value-type="float">
            <text:p>641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29" office:value-type="float">
            <text:p>3802020025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2" office:value-type="float">
            <text:p>641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0" office:value-type="float">
            <text:p>3802020025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3" office:value-type="float">
            <text:p>641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1" office:value-type="float">
            <text:p>3802020025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4" office:value-type="float">
            <text:p>641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2" office:value-type="float">
            <text:p>3802020025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5" office:value-type="float">
            <text:p>641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3" office:value-type="float">
            <text:p>3802020025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6" office:value-type="float">
            <text:p>641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4" office:value-type="float">
            <text:p>3802020025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7" office:value-type="float">
            <text:p>641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5" office:value-type="float">
            <text:p>3802020025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8" office:value-type="float">
            <text:p>641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6" office:value-type="float">
            <text:p>3802020025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19" office:value-type="float">
            <text:p>641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7" office:value-type="float">
            <text:p>3802020025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0" office:value-type="float">
            <text:p>642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8" office:value-type="float">
            <text:p>3802020025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1" office:value-type="float">
            <text:p>642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39" office:value-type="float">
            <text:p>3802020025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2" office:value-type="float">
            <text:p>642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0" office:value-type="float">
            <text:p>3802020025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3" office:value-type="float">
            <text:p>642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1" office:value-type="float">
            <text:p>3802020025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4" office:value-type="float">
            <text:p>642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2" office:value-type="float">
            <text:p>3802020025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5" office:value-type="float">
            <text:p>642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3" office:value-type="float">
            <text:p>3802020025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6" office:value-type="float">
            <text:p>642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4" office:value-type="float">
            <text:p>3802020025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7" office:value-type="float">
            <text:p>642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5" office:value-type="float">
            <text:p>3802020025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8" office:value-type="float">
            <text:p>642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6" office:value-type="float">
            <text:p>3802020025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29" office:value-type="float">
            <text:p>642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7" office:value-type="float">
            <text:p>3802020025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0" office:value-type="float">
            <text:p>643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8" office:value-type="float">
            <text:p>3802020025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1" office:value-type="float">
            <text:p>643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49" office:value-type="float">
            <text:p>3802020025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2" office:value-type="float">
            <text:p>643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0" office:value-type="float">
            <text:p>3802020025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3" office:value-type="float">
            <text:p>643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1" office:value-type="float">
            <text:p>3802020025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4" office:value-type="float">
            <text:p>643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2" office:value-type="float">
            <text:p>3802020025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5" office:value-type="float">
            <text:p>643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3" office:value-type="float">
            <text:p>3802020025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6" office:value-type="float">
            <text:p>643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4" office:value-type="float">
            <text:p>3802020025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7" office:value-type="float">
            <text:p>643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5" office:value-type="float">
            <text:p>3802020025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8" office:value-type="float">
            <text:p>643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6" office:value-type="float">
            <text:p>3802020025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39" office:value-type="float">
            <text:p>643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7" office:value-type="float">
            <text:p>3802020025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0" office:value-type="float">
            <text:p>644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8" office:value-type="float">
            <text:p>3802020025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1" office:value-type="float">
            <text:p>644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59" office:value-type="float">
            <text:p>3802020025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2" office:value-type="float">
            <text:p>644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0" office:value-type="float">
            <text:p>3802020025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3" office:value-type="float">
            <text:p>644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1" office:value-type="float">
            <text:p>3802020025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4" office:value-type="float">
            <text:p>644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2" office:value-type="float">
            <text:p>3802020025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5" office:value-type="float">
            <text:p>644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3" office:value-type="float">
            <text:p>3802020025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6" office:value-type="float">
            <text:p>644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4" office:value-type="float">
            <text:p>3802020025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7" office:value-type="float">
            <text:p>644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5" office:value-type="float">
            <text:p>3802020025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8" office:value-type="float">
            <text:p>644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6" office:value-type="float">
            <text:p>3802020025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49" office:value-type="float">
            <text:p>644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7" office:value-type="float">
            <text:p>3802020025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0" office:value-type="float">
            <text:p>645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8" office:value-type="float">
            <text:p>3802020025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1" office:value-type="float">
            <text:p>645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69" office:value-type="float">
            <text:p>3802020025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2" office:value-type="float">
            <text:p>645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0" office:value-type="float">
            <text:p>3802020025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3" office:value-type="float">
            <text:p>645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1" office:value-type="float">
            <text:p>3802020025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4" office:value-type="float">
            <text:p>645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2" office:value-type="float">
            <text:p>3802020025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5" office:value-type="float">
            <text:p>645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3" office:value-type="float">
            <text:p>3802020025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6" office:value-type="float">
            <text:p>645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4" office:value-type="float">
            <text:p>3802020025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7" office:value-type="float">
            <text:p>645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5" office:value-type="float">
            <text:p>3802020025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8" office:value-type="float">
            <text:p>645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6" office:value-type="float">
            <text:p>3802020025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59" office:value-type="float">
            <text:p>645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7" office:value-type="float">
            <text:p>3802020025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0" office:value-type="float">
            <text:p>646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8" office:value-type="float">
            <text:p>3802020025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1" office:value-type="float">
            <text:p>646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79" office:value-type="float">
            <text:p>3802020025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2" office:value-type="float">
            <text:p>646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0" office:value-type="float">
            <text:p>3802020025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3" office:value-type="float">
            <text:p>646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1" office:value-type="float">
            <text:p>3802020025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4" office:value-type="float">
            <text:p>646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2" office:value-type="float">
            <text:p>3802020025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5" office:value-type="float">
            <text:p>646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3" office:value-type="float">
            <text:p>3802020025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6" office:value-type="float">
            <text:p>646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4" office:value-type="float">
            <text:p>3802020025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7" office:value-type="float">
            <text:p>646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5" office:value-type="float">
            <text:p>3802020025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8" office:value-type="float">
            <text:p>646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6" office:value-type="float">
            <text:p>3802020025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69" office:value-type="float">
            <text:p>646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7" office:value-type="float">
            <text:p>3802020025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0" office:value-type="float">
            <text:p>647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8" office:value-type="float">
            <text:p>3802020025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1" office:value-type="float">
            <text:p>647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89" office:value-type="float">
            <text:p>3802020025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2" office:value-type="float">
            <text:p>647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0" office:value-type="float">
            <text:p>3802020025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3" office:value-type="float">
            <text:p>647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1" office:value-type="float">
            <text:p>3802020025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4" office:value-type="float">
            <text:p>647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2" office:value-type="float">
            <text:p>3802020025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5" office:value-type="float">
            <text:p>647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3" office:value-type="float">
            <text:p>3802020025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6" office:value-type="float">
            <text:p>647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4" office:value-type="float">
            <text:p>3802020025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7" office:value-type="float">
            <text:p>647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5" office:value-type="float">
            <text:p>3802020025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8" office:value-type="float">
            <text:p>647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6" office:value-type="float">
            <text:p>3802020025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79" office:value-type="float">
            <text:p>647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7" office:value-type="float">
            <text:p>3802020025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0" office:value-type="float">
            <text:p>648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8" office:value-type="float">
            <text:p>3802020025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1" office:value-type="float">
            <text:p>648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099" office:value-type="float">
            <text:p>3802020025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2" office:value-type="float">
            <text:p>648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100" office:value-type="float">
            <text:p>3802020025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3" office:value-type="float">
            <text:p>648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101" office:value-type="float">
            <text:p>3802020025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4" office:value-type="float">
            <text:p>648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102" office:value-type="float">
            <text:p>3802020025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5" office:value-type="float">
            <text:p>648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103" office:value-type="float">
            <text:p>3802020025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6" office:value-type="float">
            <text:p>648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2002501104" office:value-type="float">
            <text:p>3802020025011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7" office:value-type="float">
            <text:p>648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1" office:value-type="float">
            <text:p>3802030026010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8" office:value-type="float">
            <text:p>648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2" office:value-type="float">
            <text:p>3802030026010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89" office:value-type="float">
            <text:p>648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3" office:value-type="float">
            <text:p>3802030026010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0" office:value-type="float">
            <text:p>649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4" office:value-type="float">
            <text:p>38020300260100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1" office:value-type="float">
            <text:p>649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5" office:value-type="float">
            <text:p>38020300260100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2" office:value-type="float">
            <text:p>649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6" office:value-type="float">
            <text:p>38020300260100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3" office:value-type="float">
            <text:p>649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7" office:value-type="float">
            <text:p>38020300260100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4" office:value-type="float">
            <text:p>649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8" office:value-type="float">
            <text:p>38020300260100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5" office:value-type="float">
            <text:p>649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09" office:value-type="float">
            <text:p>38020300260100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6" office:value-type="float">
            <text:p>649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0" office:value-type="float">
            <text:p>38020300260101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7" office:value-type="float">
            <text:p>649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1" office:value-type="float">
            <text:p>38020300260101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8" office:value-type="float">
            <text:p>649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2" office:value-type="float">
            <text:p>38020300260101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499" office:value-type="float">
            <text:p>649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3" office:value-type="float">
            <text:p>38020300260101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0" office:value-type="float">
            <text:p>650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4" office:value-type="float">
            <text:p>38020300260101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1" office:value-type="float">
            <text:p>650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5" office:value-type="float">
            <text:p>38020300260101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2" office:value-type="float">
            <text:p>650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6" office:value-type="float">
            <text:p>38020300260101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3" office:value-type="float">
            <text:p>650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7" office:value-type="float">
            <text:p>38020300260101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4" office:value-type="float">
            <text:p>650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8" office:value-type="float">
            <text:p>38020300260101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5" office:value-type="float">
            <text:p>650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19" office:value-type="float">
            <text:p>38020300260101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6" office:value-type="float">
            <text:p>650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0" office:value-type="float">
            <text:p>38020300260102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7" office:value-type="float">
            <text:p>650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1" office:value-type="float">
            <text:p>38020300260102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8" office:value-type="float">
            <text:p>650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2" office:value-type="float">
            <text:p>38020300260102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09" office:value-type="float">
            <text:p>650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3" office:value-type="float">
            <text:p>38020300260102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0" office:value-type="float">
            <text:p>651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4" office:value-type="float">
            <text:p>38020300260102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1" office:value-type="float">
            <text:p>651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5" office:value-type="float">
            <text:p>38020300260102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2" office:value-type="float">
            <text:p>651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6" office:value-type="float">
            <text:p>38020300260102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3" office:value-type="float">
            <text:p>651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7" office:value-type="float">
            <text:p>38020300260102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4" office:value-type="float">
            <text:p>651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8" office:value-type="float">
            <text:p>38020300260102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5" office:value-type="float">
            <text:p>651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29" office:value-type="float">
            <text:p>38020300260102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6" office:value-type="float">
            <text:p>651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0" office:value-type="float">
            <text:p>38020300260103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7" office:value-type="float">
            <text:p>651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1" office:value-type="float">
            <text:p>38020300260103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8" office:value-type="float">
            <text:p>651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2" office:value-type="float">
            <text:p>38020300260103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19" office:value-type="float">
            <text:p>651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3" office:value-type="float">
            <text:p>38020300260103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0" office:value-type="float">
            <text:p>652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4" office:value-type="float">
            <text:p>38020300260103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1" office:value-type="float">
            <text:p>652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5" office:value-type="float">
            <text:p>38020300260103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2" office:value-type="float">
            <text:p>652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6" office:value-type="float">
            <text:p>38020300260103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3" office:value-type="float">
            <text:p>652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7" office:value-type="float">
            <text:p>38020300260103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4" office:value-type="float">
            <text:p>652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8" office:value-type="float">
            <text:p>38020300260103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5" office:value-type="float">
            <text:p>652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39" office:value-type="float">
            <text:p>38020300260103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6" office:value-type="float">
            <text:p>652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0" office:value-type="float">
            <text:p>38020300260104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7" office:value-type="float">
            <text:p>652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1" office:value-type="float">
            <text:p>38020300260104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8" office:value-type="float">
            <text:p>652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2" office:value-type="float">
            <text:p>38020300260104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29" office:value-type="float">
            <text:p>652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3" office:value-type="float">
            <text:p>38020300260104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0" office:value-type="float">
            <text:p>653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4" office:value-type="float">
            <text:p>38020300260104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1" office:value-type="float">
            <text:p>653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5" office:value-type="float">
            <text:p>38020300260104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2" office:value-type="float">
            <text:p>653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6" office:value-type="float">
            <text:p>38020300260104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3" office:value-type="float">
            <text:p>653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7" office:value-type="float">
            <text:p>38020300260104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4" office:value-type="float">
            <text:p>653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8" office:value-type="float">
            <text:p>38020300260104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5" office:value-type="float">
            <text:p>653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49" office:value-type="float">
            <text:p>38020300260104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6" office:value-type="float">
            <text:p>653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0" office:value-type="float">
            <text:p>38020300260105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7" office:value-type="float">
            <text:p>653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1" office:value-type="float">
            <text:p>38020300260105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8" office:value-type="float">
            <text:p>653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2" office:value-type="float">
            <text:p>38020300260105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39" office:value-type="float">
            <text:p>653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3" office:value-type="float">
            <text:p>38020300260105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0" office:value-type="float">
            <text:p>654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4" office:value-type="float">
            <text:p>38020300260105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1" office:value-type="float">
            <text:p>654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5" office:value-type="float">
            <text:p>38020300260105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2" office:value-type="float">
            <text:p>654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6" office:value-type="float">
            <text:p>38020300260105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3" office:value-type="float">
            <text:p>654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7" office:value-type="float">
            <text:p>38020300260105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4" office:value-type="float">
            <text:p>654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8" office:value-type="float">
            <text:p>38020300260105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5" office:value-type="float">
            <text:p>654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59" office:value-type="float">
            <text:p>38020300260105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6" office:value-type="float">
            <text:p>654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0" office:value-type="float">
            <text:p>38020300260106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7" office:value-type="float">
            <text:p>654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1" office:value-type="float">
            <text:p>38020300260106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8" office:value-type="float">
            <text:p>654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2" office:value-type="float">
            <text:p>38020300260106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49" office:value-type="float">
            <text:p>654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3" office:value-type="float">
            <text:p>38020300260106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0" office:value-type="float">
            <text:p>655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4" office:value-type="float">
            <text:p>38020300260106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1" office:value-type="float">
            <text:p>655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5" office:value-type="float">
            <text:p>38020300260106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2" office:value-type="float">
            <text:p>655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6" office:value-type="float">
            <text:p>38020300260106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3" office:value-type="float">
            <text:p>655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7" office:value-type="float">
            <text:p>38020300260106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4" office:value-type="float">
            <text:p>655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8" office:value-type="float">
            <text:p>38020300260106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5" office:value-type="float">
            <text:p>655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69" office:value-type="float">
            <text:p>38020300260106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6" office:value-type="float">
            <text:p>655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0" office:value-type="float">
            <text:p>38020300260107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7" office:value-type="float">
            <text:p>655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1" office:value-type="float">
            <text:p>38020300260107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8" office:value-type="float">
            <text:p>655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2" office:value-type="float">
            <text:p>38020300260107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59" office:value-type="float">
            <text:p>655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3" office:value-type="float">
            <text:p>38020300260107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0" office:value-type="float">
            <text:p>656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4" office:value-type="float">
            <text:p>38020300260107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1" office:value-type="float">
            <text:p>656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5" office:value-type="float">
            <text:p>38020300260107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2" office:value-type="float">
            <text:p>656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6" office:value-type="float">
            <text:p>38020300260107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3" office:value-type="float">
            <text:p>656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7" office:value-type="float">
            <text:p>38020300260107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4" office:value-type="float">
            <text:p>656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8" office:value-type="float">
            <text:p>38020300260107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5" office:value-type="float">
            <text:p>656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79" office:value-type="float">
            <text:p>38020300260107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6" office:value-type="float">
            <text:p>656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0" office:value-type="float">
            <text:p>38020300260108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7" office:value-type="float">
            <text:p>656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1" office:value-type="float">
            <text:p>38020300260108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8" office:value-type="float">
            <text:p>656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2" office:value-type="float">
            <text:p>38020300260108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69" office:value-type="float">
            <text:p>656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3" office:value-type="float">
            <text:p>38020300260108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0" office:value-type="float">
            <text:p>657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4" office:value-type="float">
            <text:p>38020300260108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1" office:value-type="float">
            <text:p>657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5" office:value-type="float">
            <text:p>38020300260108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2" office:value-type="float">
            <text:p>657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6" office:value-type="float">
            <text:p>38020300260108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3" office:value-type="float">
            <text:p>657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7" office:value-type="float">
            <text:p>38020300260108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4" office:value-type="float">
            <text:p>657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8" office:value-type="float">
            <text:p>38020300260108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5" office:value-type="float">
            <text:p>657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89" office:value-type="float">
            <text:p>38020300260108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6" office:value-type="float">
            <text:p>657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0" office:value-type="float">
            <text:p>38020300260109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7" office:value-type="float">
            <text:p>657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1" office:value-type="float">
            <text:p>38020300260109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8" office:value-type="float">
            <text:p>657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2" office:value-type="float">
            <text:p>38020300260109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79" office:value-type="float">
            <text:p>657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3" office:value-type="float">
            <text:p>38020300260109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0" office:value-type="float">
            <text:p>658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4" office:value-type="float">
            <text:p>380203002601094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1" office:value-type="float">
            <text:p>6581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5" office:value-type="float">
            <text:p>380203002601095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2" office:value-type="float">
            <text:p>6582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6" office:value-type="float">
            <text:p>380203002601096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3" office:value-type="float">
            <text:p>6583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7" office:value-type="float">
            <text:p>380203002601097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4" office:value-type="float">
            <text:p>6584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8" office:value-type="float">
            <text:p>380203002601098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5" office:value-type="float">
            <text:p>6585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099" office:value-type="float">
            <text:p>380203002601099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6" office:value-type="float">
            <text:p>6586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100" office:value-type="float">
            <text:p>380203002601100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7" office:value-type="float">
            <text:p>6587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101" office:value-type="float">
            <text:p>380203002601101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8" office:value-type="float">
            <text:p>6588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102" office:value-type="float">
            <text:p>380203002601102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89" office:value-type="float">
            <text:p>6589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103" office:value-type="float">
            <text:p>380203002601103</text:p>
          </table:table-cell>
          <table:table-cell table:number-columns-repeated="1021"/>
        </table:table-row>
        <table:table-row table:style-name="ro3">
          <table:table-cell ns41:value-type="float" table:style-name="TL Metadata" office:value="6590" office:value-type="float">
            <text:p>6590</text:p>
          </table:table-cell>
          <table:table-cell ns41:value-type="string" table:style-name="TL Metadata" office:value-type="string">
            <text:p>Dr-3edl</text:p>
          </table:table-cell>
          <table:table-cell ns41:value-type="float" table:style-name="TL Metadata" office:value="380203002601104" office:value-type="float">
            <text:p>380203002601104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4:28</meta:creation-date>
    <dc:creator>Yamit</dc:creator>
    <dc:date>2004-12-16T15:44:55</dc:date>
    <meta:document-statistic meta:object-count="0" meta:cell-count="4110" meta:table-count="2"/>
    <meta:generator>ODFPY/1.3.0dev</meta:generator>
  </office:meta>
</office:document-meta>
</file>